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1f8977" officeooo:paragraph-rsid="001f8977" style:font-style-asian="italic" style:font-weight-asian="bold" style:font-style-complex="italic" style:font-weight-complex="bold"/>
    </style:style>
    <style:style style:name="P2" style:family="paragraph" style:parent-style-name="Standard">
      <style:paragraph-properties fo:text-align="center" style:justify-single-word="false"/>
      <style:text-properties fo:font-style="normal" style:text-underline-style="none" fo:font-weight="normal" officeooo:rsid="001f8977" officeooo:paragraph-rsid="001f8977" style:font-style-asian="normal" style:font-weight-asian="normal" style:font-style-complex="normal" style:font-weight-complex="normal"/>
    </style:style>
    <style:style style:name="P3" style:family="paragraph" style:parent-style-name="Standard">
      <style:paragraph-properties fo:text-align="start" style:justify-single-word="false"/>
      <style:text-properties style:font-name="Liberation Serif" fo:font-size="12pt" fo:font-style="normal" style:text-underline-style="none" fo:font-weight="normal" officeooo:rsid="001f8977" officeooo:paragraph-rsid="001f8977"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style:font-name="Liberation Serif" fo:font-size="12pt" fo:font-style="normal" style:text-underline-style="none" fo:font-weight="normal" officeooo:rsid="00217fb8" officeooo:paragraph-rsid="00217fb8" style:font-size-asian="12pt" style:font-style-asian="normal" style:font-weight-asian="normal" style:font-size-complex="12pt" style:font-style-complex="normal" style:font-weight-complex="normal"/>
    </style:style>
    <style:style style:name="T1" style:family="text">
      <style:text-properties fo:color="#000000" style:text-outline="false" style:text-line-through-style="none" style:text-line-through-type="none" fo:letter-spacing="normal" fo:text-shadow="none" style:letter-kerning="true" style:text-emphasize="none"/>
    </style:style>
    <style:style style:name="T2" style:family="text">
      <style:text-properties fo:color="#000000" style:text-outline="false" style:text-line-through-style="none" style:text-line-through-type="none" fo:letter-spacing="normal" fo:text-shadow="none" officeooo:rsid="00224fe4" style:letter-kerning="true" style:text-emphasiz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cussion topics: week 7</text:p>
      <text:p text:style-name="P2"/>
      <text:p text:style-name="P3">- <text:span text:style-name="T1">Leg het principe van tokenization uit, in de context van NLP (gebruik hiervoor: n-grams, corpus, dictionary, vocabulary, normalization en cleaning van tekst, special tokens, stemming/lemmatization, stop words).</text:span></text:p>
      <text:p text:style-name="P3"><text:span text:style-name="T1"/></text:p>
      <text:p text:style-name="P4"><text:span text:style-name="T1">Tokenization is een tekst in verschillende delen splitten, zodat je meaningful chunks krijgt (tokens).</text:span></text:p>
      <text:p text:style-name="P3"><text:span text:style-name="T1"/></text:p>
      <text:p text:style-name="P4"><text:span text:style-name="T1">Dan voer je token normalization uit door verschillende vormen van hetzelfde woord dezelfde token te geven (wolves =&gt; wolf). Stemming is van getting naar get gaan (achtervoegsels verwijderen) en lemmatization is van wolves naar wolf gaan door gebruik te maken van vocabularies. Bv wordnet. Stop words zijn woorden die beter gefilterd kunnen worden tijdens de pre processing fase. </text:span><text:span text:style-name="T2">Een n-gram hier geeft gewoon aan naar hoeveel woorden je tegelijk naar de tekst kijkt (San Fransisco is een 2-gram, ik ben hier is een 3-gram). Corpus verwijst naar de collection van teksten. En vocabulary geeft aan welke woorden uw network kent.</text:span></text:p>
      <text:p text:style-name="P4"><text:span text:style-name="T1"/></text:p>
      <text:p text:style-name="P3"><text:span text:style-name="T1">- Leg de vectorization van tokens uit: frequency based (BOW, tf-idf), en probability based word-embeddings (word2vec).</text:span></text:p>
      <text:p text:style-name="P3"><text:span text:style-name="T1"/></text:p>
      <text:p text:style-name="P3"><text:span text:style-name="T1"/></text:p>
      <text:p text:style-name="P3"><text:span text:style-name="T1">- Leg uit wat het long term dependency problem is bij word embeddings, en hoe we een Language Model kunnen trainen via RNN/LSTM/GRU of 1-D CNNs om dit probleem in beperkte mate op te lossen</text:span></text:p>
      <text:p text:style-name="P3"><text:span text:style-name="T1"/></text:p>
      <text:p text:style-name="P3"><text:span text:style-name="T1">- Leg de verschillende evoluties in het NLP domein bondig uit. Focus op hoe iedere evolutie een verbetering is van de vorige manier van werken ((BOW/one hot encoding  word embeddings (word2vec, glove,fasttext)  RNNs/CNNs  attention enrichment  Transformers  Transfer learning (ULMFit, ELMo, BERT, GP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7e_LT_7e_Gliederung_20_1" style:display-name="TITLE~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7e_LT_7e_Gliederung_20_2" style:display-name="TITLE~LT~Gliederung 2" style:family="paragraph" style:parent-style-name="TITLE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3" style:display-name="TITLE~LT~Gliederung 3" style:family="paragraph" style:parent-style-name="TITLE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4" style:display-name="TITLE~LT~Gliederung 4" style:family="paragraph" style:parent-style-name="TITLE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5" style:display-name="TITLE~LT~Gliederung 5" style:family="paragraph" style:parent-style-name="TITLE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7e_LT_7e_Untertitel" style:display-name="TITL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7e_LT_7e_Notizen" style:display-name="TITL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7e_LT_7e_Hintergrundobjekte" style:display-name="TITL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7e_LT_7e_Hintergrund" style:display-name="TITL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1" style:display-name="TITLE_AND_BODY~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5f_AND_5f_BODY_7e_LT_7e_Gliederung_20_2" style:display-name="TITLE_AND_BODY~LT~Gliederung 2" style:family="paragraph" style:parent-style-name="TITLE_5f_AND_5f_BODY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3" style:display-name="TITLE_AND_BODY~LT~Gliederung 3" style:family="paragraph" style:parent-style-name="TITLE_5f_AND_5f_BODY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4" style:display-name="TITLE_AND_BODY~LT~Gliederung 4" style:family="paragraph" style:parent-style-name="TITLE_5f_AND_5f_BODY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5" style:display-name="TITLE_AND_BODY~LT~Gliederung 5" style:family="paragraph" style:parent-style-name="TITLE_5f_AND_5f_BODY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6" style:display-name="TITLE_AND_BODY~LT~Gliederung 6" style:family="paragraph" style:parent-style-name="TITLE_5f_AND_5f_BODY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7" style:display-name="TITLE_AND_BODY~LT~Gliederung 7" style:family="paragraph" style:parent-style-name="TITLE_5f_AND_5f_BODY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8" style:display-name="TITLE_AND_BODY~LT~Gliederung 8" style:family="paragraph" style:parent-style-name="TITLE_5f_AND_5f_BODY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9" style:display-name="TITLE_AND_BODY~LT~Gliederung 9" style:family="paragraph" style:parent-style-name="TITLE_5f_AND_5f_BODY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Titel" style:display-name="TITLE_AND_BODY~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5f_AND_5f_BODY_7e_LT_7e_Untertitel" style:display-name="TITLE_AND_BODY~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5f_AND_5f_BODY_7e_LT_7e_Notizen" style:display-name="TITLE_AND_BODY~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5f_AND_5f_BODY_7e_LT_7e_Hintergrundobjekte" style:display-name="TITLE_AND_BOD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5f_AND_5f_BODY_7e_LT_7e_Hintergrund" style:display-name="TITLE_AND_BODY~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5T08:34:22.938323693</meta:creation-date>
    <dc:date>2019-11-05T09:01:40.575075013</dc:date>
    <meta:editing-duration>PT16M46S</meta:editing-duration>
    <meta:editing-cycles>2</meta:editing-cycles>
    <meta:generator>LibreOffice/6.0.7.3$Linux_X86_64 LibreOffice_project/00m0$Build-3</meta:generator>
    <meta:document-statistic meta:table-count="0" meta:image-count="0" meta:object-count="0" meta:page-count="1" meta:paragraph-count="7" meta:word-count="244" meta:character-count="1580" meta:non-whitespace-character-count="1343"/>
  </office:meta>
</office:document-meta>
</file>